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09in"/>
    </style:style>
    <style:style style:name="co4" style:family="table-column">
      <style:table-column-properties fo:break-before="auto" style:column-width="0.20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a933" fo:border="0.51pt solid #000000"/>
    </style:style>
    <style:style style:name="ce8" style:family="table-cell" style:parent-style-name="Default">
      <style:table-cell-properties fo:border="0.51pt solid #000000"/>
    </style:style>
    <style:style style:name="ce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fo:border="0.51pt solid #000000"/>
    </style:style>
    <style:style style:name="ce6" style:family="table-cell" style:parent-style-name="Default">
      <style:table-cell-properties fo:background-color="#ff8000" fo:border="0.51pt solid #000000"/>
    </style:style>
    <style:style style:name="ce7" style:family="table-cell" style:parent-style-name="Default">
      <style:table-cell-properties fo:background-color="#2a6099" fo:border="0.51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7" table:default-cell-style-name="ce8"/>
        <table:table-column table:style-name="co4" table:default-cell-style-name="ce8"/>
        <table:table-column table:style-name="co5" table:default-cell-style-name="ce8"/>
        <table:table-column table:style-name="co5" table:number-columns-repeated="2" table:default-cell-style-name="Default"/>
        <table:table-column table:style-name="co2" table:number-columns-repeated="2" table:default-cell-style-name="ce1"/>
        <table:table-column table:style-name="co3" table:number-columns-repeated="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8"/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string" calcext:value-type="string">
            <text:p>In use</text:p>
          </table:table-cell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/>
          <table:table-cell office:value-type="string" calcext:value-type="string">
            <text:p>Freed</text:p>
          </table:table-cell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2" table:number-columns-repeated="8"/>
          <table:table-cell table:style-name="ce9" office:value-type="string" calcext:value-type="string" table:number-columns-spanned="1" table:number-rows-spanned="8">
            <text:p>Size</text:p>
            <text:p>8 byte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style-name="ce9" office:value-type="string" calcext:value-type="string" table:number-columns-spanned="1" table:number-rows-spanned="8">
            <text:p>Size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style-name="ce2" table:number-columns-repeated="5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covered-table-cell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covered-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style-name="ce9" office:value-type="string" calcext:value-type="string" table:number-columns-spanned="1" table:number-rows-spanned="24">
            <text:p>Payloa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5" table:number-columns-repeated="8"/>
          <table:table-cell table:style-name="ce9" office:value-type="string" calcext:value-type="string" table:number-columns-spanned="1" table:number-rows-spanned="8">
            <text:p>fwd</text:p>
            <text:p>8 byte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covered-table-cell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covered-table-cell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covered-table-cell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covered-table-cell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covered-table-cell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covered-table-cell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covered-table-cell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6" table:number-columns-repeated="8"/>
          <table:table-cell table:style-name="ce9" office:value-type="string" calcext:value-type="string" table:number-columns-spanned="1" table:number-rows-spanned="8">
            <text:p>bck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covered-table-cell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covered-table-cell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covered-table-cell/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covered-table-cell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covered-table-cell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covered-table-cell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covered-table-cell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covered-table-cell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style-name="ce7" table:number-columns-repeated="8"/>
          <table:table-cell table:style-name="ce9" office:value-type="string" calcext:value-type="string" table:number-columns-spanned="1" table:number-rows-spanned="8">
            <text:p>prev_size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covered-table-cell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8"/>
          <table:covered-table-cell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covered-table-cell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covered-table-cell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8"/>
          <table:covered-table-cell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covered-table-cell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8"/>
          <table:covered-table-cell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style-name="ce7" table:number-columns-repeated="8"/>
          <table:covered-table-cell/>
        </table:table-row>
      </table:table>
      <table:table table:name="Alignement" table:style-name="ta1">
        <table:table-column table:style-name="co5" table:number-columns-repeated="19" table:default-cell-style-name="Default"/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table:number-columns-repeated="5"/>
        </table:table-row>
        <table:table-row table:style-name="ro1">
          <table:table-cell office:value-type="string" calcext:value-type="string">
            <text:p>heap_size</text:p>
          </table:table-cell>
          <table:table-cell office:value-type="string" calcext:value-type="string">
            <text:p>bwd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payload</text:p>
          </table:table-cell>
          <table:covered-table-cell table:number-columns-repeated="2"/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payload</text:p>
          </table:table-cell>
          <table:covered-table-cell table:number-columns-repeated="2"/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payload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ce13" table:number-columns-repeated="2"/>
          <table:table-cell table:style-name="ce13" office:value-type="string" calcext:value-type="string">
            <text:p>^ adresse</text:p>
            <text:p>Du chunk</text:p>
          </table:table-cell>
          <table:table-cell table:number-columns-repeated="3"/>
          <table:table-cell office:value-type="string" calcext:value-type="string">
            <text:p>^ adresse du</text:p>
            <text:p>Chunk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 table:number-columns-spanned="11" table:number-rows-spanned="1">
            <text:p>Taille du payload doit être un multiple de 8 mais pas de 16</text:p>
          </table:table-cell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8 * n où n est impaire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3:03:00.247752926</meta:creation-date>
    <dc:date>2024-08-12T11:24:43.268515441</dc:date>
    <meta:editing-duration>PT8H55M6S</meta:editing-duration>
    <meta:editing-cycles>6</meta:editing-cycles>
    <meta:generator>LibreOffice/7.3.7.2$Linux_X86_64 LibreOffice_project/30$Build-2</meta:generator>
    <meta:document-statistic meta:table-count="2" meta:cell-count="185" meta:object-count="0"/>
  </office:meta>
</office:document-meta>
</file>